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Gill Sans MT" svg:font-family="'Gill Sans M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Arial" fo:font-size="9pt" style:font-size-asian="9pt" style:font-size-complex="9pt"/>
    </style:style>
    <style:style style:name="P3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No_20_Spacing">
      <style:text-properties style:font-name="Arial1" fo:font-size="9pt" style:font-name-asian="Gill Sans MT" style:font-size-asian="9pt" style:font-name-complex="Arial2"/>
    </style:style>
    <style:style style:name="P5" style:family="paragraph" style:parent-style-name="No_20_Spacing">
      <style:text-properties style:font-name="Arial1" fo:font-size="9pt" fo:font-weight="normal" style:font-name-asian="Gill Sans MT" style:font-size-asian="9pt" style:font-weight-asian="normal" style:font-name-complex="Arial2" style:font-weight-complex="normal"/>
    </style:style>
    <style:style style:name="P6" style:family="paragraph" style:parent-style-name="No_20_Spacing">
      <style:text-properties style:font-name="Arial1" fo:font-size="9pt" fo:font-weight="bold" style:font-name-asian="Gill Sans MT" style:font-size-asian="9pt" style:font-weight-asian="bold" style:font-name-complex="Arial2" style:font-weight-complex="bold"/>
    </style:style>
    <style:style style:name="P7" style:family="paragraph" style:parent-style-name="No_20_Spacing" style:list-style-name="WWNum2">
      <style:text-properties style:font-name="Arial1" fo:font-size="9pt" style:font-name-asian="Gill Sans MT" style:font-size-asian="9pt" style:font-name-complex="Arial2"/>
    </style:style>
    <style:style style:name="P8" style:family="paragraph" style:parent-style-name="No_20_Spacing" style:list-style-name="WWNum2">
      <style:text-properties style:font-name="Arial1" fo:font-size="9pt" fo:font-weight="normal" style:font-name-asian="Gill Sans MT" style:font-size-asian="9pt" style:font-weight-asian="normal" style:font-name-complex="Arial2" style:font-weight-complex="normal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text-properties style:font-name="Arial" fo:font-size="9pt" officeooo:paragraph-rsid="001a102b" style:font-size-asian="9pt" style:font-size-complex="9pt"/>
    </style:style>
    <style:style style:name="P11" style:family="paragraph" style:parent-style-name="Standard">
      <style:text-properties style:font-name="Arial" fo:font-size="9pt" officeooo:paragraph-rsid="00235314" style:font-size-asian="9pt" style:font-size-complex="9pt"/>
    </style:style>
    <style:style style:name="P12" style:family="paragraph" style:parent-style-name="Standard">
      <style:text-properties style:font-name="Arial1" fo:font-size="9pt" fo:font-weight="normal" officeooo:paragraph-rsid="00235314" style:font-name-asian="Gill Sans MT" style:font-size-asian="9pt" style:font-weight-asian="normal" style:font-name-complex="Arial2" style:font-size-complex="9pt" style:font-weight-complex="normal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1a102b"/>
    </style:style>
    <style:style style:name="T7" style:family="text">
      <style:text-properties style:font-name="Arial1" fo:font-weight="bold" style:font-name-asian="Gill Sans MT" style:font-weight-asian="bold" style:font-name-complex="Arial2" style:font-weight-complex="bold"/>
    </style:style>
    <style:style style:name="T8" style:family="text">
      <style:text-properties style:font-name="Arial1" fo:font-weight="bold" officeooo:rsid="00235314" style:font-name-asian="Gill Sans MT" style:font-weight-asian="bold" style:font-name-complex="Arial2" style:font-weight-complex="bold"/>
    </style:style>
    <style:style style:name="T9" style:family="text">
      <style:text-properties style:font-name="Arial1" fo:font-weight="normal" style:font-name-asian="Gill Sans MT" style:font-weight-asian="normal" style:font-name-complex="Arial2" style:font-weight-complex="normal"/>
    </style:style>
    <style:style style:name="T10" style:family="text">
      <style:text-properties officeooo:rsid="00235314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1" draw:name="Forme1" draw:style-name="gr1" draw:text-style-name="P13" svg:x1="0.194cm" svg:y1="0.277cm" svg:x2="16.796cm" svg:y2="0.277cm"><text:p/></draw:line><draw:line text:anchor-type="paragraph" draw:z-index="0" draw:name="Forme2" draw:style-name="gr1" draw:text-style-name="P14" svg:x1="0.191cm" svg:y1="0.164cm" svg:x2="16.793cm" svg:y2="0.164cm"><text:p/></draw:line></text:p>
      <text:p text:style-name="Standard"><text:s/><text:span text:style-name="T1"><text:s text:c="2"/>Jean Coignard <text:s text:c="112"/>Permis B</text:span></text:p>
      <text:p text:style-name="P1"/>
      <text:p text:style-name="P1"><text:s text:c="2"/><text:span text:style-name="T2"><text:s/>35 rue Robert Bothereau</text:span></text:p>
      <text:p text:style-name="P3"><text:s text:c="3"/>Colombelles, 14460</text:p>
      <text:p text:style-name="P3"><text:s text:c="3"/></text:p>
      <text:p text:style-name="P3"/>
      <text:p text:style-name="P3"><text:s text:c="3"/>0762368924</text:p>
      <text:p text:style-name="P3"><text:s text:c="3"/>jeancoignard@gmail.com</text:p>
      <text:p text:style-name="Standard"><draw:line text:anchor-type="paragraph" draw:z-index="2" draw:name="Forme3" draw:style-name="gr1" draw:text-style-name="P14" svg:x1="0.305cm" svg:y1="0.254cm" svg:x2="16.716cm" svg:y2="0.254cm"><text:p/></draw:line><draw:polygon text:anchor-type="paragraph" draw:z-index="3" draw:name="Forme4" draw:style-name="gr2" draw:text-style-name="P14" svg:width="0cm" svg:height="0cm" svg:x="11.656cm" svg:y="0.466cm" svg:viewBox="0 0 0 0" draw:points="0,0"><text:p/></draw:polygon><draw:line text:anchor-type="paragraph" draw:z-index="4" draw:name="Forme5" draw:style-name="gr1" draw:text-style-name="P13" svg:x1="0.278cm" svg:y1="0.373cm" svg:x2="16.691cm" svg:y2="0.373cm"><text:p/></draw:line></text:p>
      <text:p text:style-name="P2"/>
      <text:p text:style-name="P2"><text:s/><text:span text:style-name="T5"><text:s text:c="2"/></text:span><text:span text:style-name="T4">Expériences</text:span></text:p>
      <text:p text:style-name="P2"/>
      <text:p text:style-name="P10"><text:s text:c="3"/>20<text:span text:style-name="T6">20</text:span> (2 mois <text:span text:style-name="T6">et demi</text:span>) <text:s text:c="150"/></text:p>
      <text:p text:style-name="P10"><text:s text:c="3"/><text:span text:style-name="T1">Restauration </text:span><text:s text:c="140"/><text:span text:style-name="T1">Parc Festyland </text:span></text:p>
      <text:p text:style-name="P10"><text:s text:c="3"/>Carpiquet<text:tab/></text:p>
      <text:p text:style-name="P10"/>
      <text:p text:style-name="P2"><text:s text:c="3"/>2019 (2 mois) <text:s text:c="150"/></text:p>
      <text:p text:style-name="P2"><text:s text:c="3"/><text:span text:style-name="T1">Restauration </text:span><text:s text:c="140"/><text:span text:style-name="T1">Parc Festyland </text:span></text:p>
      <text:p text:style-name="P2"><text:s text:c="3"/>Carpiquet</text:p>
      <text:p text:style-name="P2"/>
      <text:p text:style-name="P2"><text:s text:c="3"/>2018 (2mois) <text:s text:c="154"/></text:p>
      <text:p text:style-name="P2"><text:s text:c="3"/><text:span text:style-name="T1">Agent polyvalent <text:s text:c="146"/>Flunch</text:span></text:p>
      <text:p text:style-name="P2"><text:s text:c="3"/>Hérouville</text:p>
      <text:p text:style-name="P2"/>
      <text:p text:style-name="P2"><text:s text:c="3"/>2014 <text:span text:style-name="T6">(1 semaine)</text:span></text:p>
      <text:p text:style-name="P2"><text:s text:c="2"/><text:span text:style-name="T1"><text:s/>Stage avec une infirmière</text:span> <text:s text:c="120"/><text:span text:style-name="T1">Cabinet libéral</text:span></text:p>
      <text:p text:style-name="P2"><text:s text:c="3"/>Ranville</text:p>
      <text:p text:style-name="P2"/>
      <text:p text:style-name="P2"><text:s text:c="2"/><text:span text:style-name="T1"><text:s/></text:span><text:span text:style-name="T4">Cursus</text:span></text:p>
      <text:p text:style-name="P11"><text:span text:style-name="T7"><text:s text:c="3"/></text:span></text:p>
      <text:p text:style-name="P11"><text:span text:style-name="T7"><text:s text:c="3"/>Caen <text:s text:c="47"/></text:span><text:span text:style-name="T8">Première annéé de BTS Services Informatiques aux organisations/Sup Avenir</text:span></text:p>
      <text:p text:style-name="P12"><text:s text:c="3"/>(20<text:span text:style-name="T10">20</text:span>-202<text:span text:style-name="T10">1</text:span>)</text:p>
      <text:p text:style-name="P2"/>
      <text:p text:style-name="P6"><text:span text:style-name="T3"><text:s text:c="3"/></text:span>Caen <text:s text:c="115"/>Première année de Licence de Chimie</text:p>
      <text:p text:style-name="P5"><text:s text:c="3"/>(2019-2020)</text:p>
      <text:p text:style-name="P5"/>
      <text:p text:style-name="P6"><text:span text:style-name="T3"><text:s text:c="3"/></text:span>Caen <text:span text:style-name="T3"><text:s text:c="88"/></text:span><text:s text:c="18"/>Première année de Licence d'informatique</text:p>
      <text:p text:style-name="P5"><text:s text:c="3"/>(2019-2018)</text:p>
      <text:p text:style-name="P5"><text:s/></text:p>
      <text:p text:style-name="P6"><text:span text:style-name="T3"><text:s text:c="3"/></text:span>Caen <text:span text:style-name="T3"><text:s text:c="144"/></text:span>Lycée Jean Rostand</text:p>
      <text:p text:style-name="P5"><text:s text:c="3"/>(2018-2017) (2017-2016) (2016-2015) (2015-2014)</text:p>
      <text:p text:style-name="P5"/>
      <text:p text:style-name="P6"><text:span text:style-name="T3"><text:s text:c="3"/></text:span>Colombelles <text:s text:c="131"/>Collège Henri Sellier</text:p>
      <text:p text:style-name="P5"><text:s text:c="3"/>(2014-2013) (2013-2012) (2012-2011) (2011-2010)</text:p>
      <text:p text:style-name="P5"/>
      <text:p text:style-name="P5"><text:s text:c="3"/><text:span text:style-name="T4">Diplômes obtenus :</text:span><text:span text:style-name="T1"> </text:span></text:p>
      <text:p text:style-name="P5"/>
      <text:list xml:id="list264887620" text:style-name="WWNum2">
        <text:list-item>
          <text:p text:style-name="P7">Bac Scientifique</text:p>
        </text:list-item>
        <text:list-item>
          <text:p text:style-name="P7">ASSR1 ; ASSR2 (Attestation Scolaire de Sécurité Routière) </text:p>
        </text:list-item>
        <text:list-item>
          <text:p text:style-name="P7">PSC1 (Diplôme de Secourisme)</text:p>
        </text:list-item>
        <text:list-item>
          <text:p text:style-name="P8">Brevet des collèges</text:p>
        </text:list-item>
      </text:list>
      <text:p text:style-name="P5"/>
      <text:p text:style-name="P4"/>
      <text:p text:style-name="P4"><text:s text:c="3"/><text:span text:style-name="T4">Centres d'intérêt</text:span></text:p>
      <text:p text:style-name="P4"/>
      <text:list xml:id="list174338461280498" text:continue-numbering="true" text:style-name="WWNum2">
        <text:list-item>
          <text:p text:style-name="P7">Sport principalement le badminton et le foot</text:p>
        </text:list-item>
        <text:list-item>
          <text:p text:style-name="P7">Musique</text:p>
        </text:list-item>
        <text:list-item>
          <text:p text:style-name="P7">Séries 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Gill Sans MT" svg:font-family="'Gill Sans M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6T16:57:20.20</meta:creation-date>
    <dc:date>2020-10-30T17:42:03.651000000</dc:date>
    <meta:editing-duration>PT1H1M31S</meta:editing-duration>
    <meta:editing-cycles>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1" meta:word-count="126" meta:character-count="2657" meta:non-whitespace-character-count="812"/>
  </office:meta>
</office:document-meta>
</file>